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0pt" style:font-name-asian="Geneva" style:font-size-asian="10pt" style:font-name-complex="Geneva" style:font-size-complex="10pt"/>
    </style:style>
    <style:style style:name="P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 draw:opacity="100%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center" fo:text-indent="0in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Geneva1" fo:font-size="10pt" style:font-size-asian="10pt" style:font-size-complex="10pt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Geneva" fo:font-size="10pt" fo:font-style="normal" fo:text-shadow="none" style:text-underline-style="none" fo:font-weight="normal" style:letter-kerning="true" style:font-name-asian="Geneva" style:font-size-asian="10pt" style:font-style-asian="normal" style:font-weight-asian="normal" style:font-name-complex="Genev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Geneva1" fo:font-size="10pt" style:font-size-asian="10pt" style:font-size-complex="10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/>
    </style:style>
    <style:style style:name="fr2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555in" svg:stroke-color="#000000" draw:marker-start="Marker_5f_0" draw:marker-start-width="0.0693in" draw:marker-start-center="false" draw:marker-end="Marker_5f_0" draw:marker-end-width="0.0693in" draw:marker-end-center="false" draw:fill="none" fo:padding-top="0.028in" fo:padding-bottom="0.028in" fo:padding-left="0.028in" fo:padding-right="0.028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1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1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3" text:anchor-type="page" text:anchor-page-number="1" svg:x="0.4445in" svg:y="1.4445in" svg:width="0.3193in" draw:z-index="5">
        <draw:text-box fo:min-height="0.1807in">
          <text:p text:style-name="P2">User</text:p>
        </draw:text-box>
      </draw:frame>
      <draw:frame draw:style-name="fr2" draw:name="Object0" text:anchor-type="page" text:anchor-page-number="1" svg:x="0.4445in" svg:y="0.6945in" svg:width="0.2508in" svg:height="0.6252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Object1" text:anchor-type="page" text:anchor-page-number="1" svg:x="1.1945in" svg:y="0.8193in" svg:width="0.7508in" svg:height="0.3752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Object2" text:anchor-type="page" text:anchor-page-number="1" svg:x="1.028in" svg:y="1.6945in" svg:width="1.0417in" svg:height="0.361in" draw:z-index="4">
        <draw:object xlink:href="./Object 3" xlink:type="simple" xlink:show="embed" xlink:actuate="onLoad"/>
        <draw:image xlink:href="./ObjectReplacements/Object 3" xlink:type="simple" xlink:show="embed" xlink:actuate="onLoad"/>
      </draw:frame>
      <draw:line text:anchor-type="page" text:anchor-page-number="1" draw:z-index="2" draw:style-name="gr1" draw:text-style-name="P4" svg:x1="0.6945in" svg:y1="0.8594in" svg:x2="1.1945in" svg:y2="0.8594in">
        <text:p/>
      </draw:line>
      <draw:line text:anchor-type="page" text:anchor-page-number="1" draw:z-index="3" draw:style-name="gr1" draw:text-style-name="P4" svg:x1="1.5417in" svg:y1="1.6665in" svg:x2="1.5417in" svg:y2="1.1665in">
        <text:p/>
      </draw:line>
      <draw:line text:anchor-type="page" text:anchor-page-number="1" draw:z-index="9" draw:style-name="gr1" draw:text-style-name="P4" svg:x1="3.9425in" svg:y1="1.6575in" svg:x2="3.9425in" svg:y2="1.1575in">
        <text:p/>
      </draw:line>
      <draw:line text:anchor-type="page" text:anchor-page-number="1" draw:z-index="10" draw:style-name="gr1" draw:text-style-name="P4" svg:x1="3.1945in" svg:y1="0.9791in" svg:x2="3.5791in" svg:y2="0.9791in">
        <text:p/>
      </draw:line>
      <text:p text:style-name="P3"><draw:g text:anchor-type="paragraph" draw:z-index="6" draw:name="Shape1" draw:style-name="gr2"><draw:ellipse draw:style-name="gr3" draw:text-style-name="P5" svg:width="0.2504in" svg:height="0.1669in" svg:x="2.6717in" svg:y="0.5311in"><text:p/></draw:ellipse><draw:line draw:style-name="gr4" draw:text-style-name="P6" svg:x1="2.7972in" svg:y1="0.9776in" svg:x2="2.7972in" svg:y2="0.7094in"><text:p/></draw:line><draw:line draw:style-name="gr5" draw:text-style-name="P6" svg:x1="2.6717in" svg:y1="0.7992in" svg:x2="2.9217in" svg:y2="0.7992in"><text:p/></draw:line><draw:line draw:style-name="gr6" draw:text-style-name="P6" svg:x1="2.6717in" svg:y1="1.1563in" svg:x2="2.7969in" svg:y2="0.9776in"><text:p/></draw:line><draw:line draw:style-name="gr7" draw:text-style-name="P6" svg:x1="2.7972in" svg:y1="0.9776in" svg:x2="2.922in" svg:y2="1.1563in"><text:p/></draw:line></draw:g><draw:g text:anchor-type="paragraph" draw:z-index="7" draw:name="Shape2" draw:style-name="gr2"><draw:rect draw:style-name="gr8" draw:text-style-name="P5" svg:width="1.0421in" svg:height="0.3476in" svg:x="3.2492in" svg:y="1.4831in"><text:p/></draw:rect><draw:frame draw:style-name="gr9" draw:text-style-name="P8" svg:width="1.0004in" svg:height="0.3717in" svg:x="3.263in" svg:y="1.4693in"><draw:text-box><text:p text:style-name="P7"><text:span text:style-name="T3">Computational Object</text:span></text:p></draw:text-box></draw:frame></draw:g><draw:g text:anchor-type="paragraph" draw:z-index="8" draw:name="Shape3" draw:style-name="gr2"><draw:rect draw:style-name="gr10" draw:text-style-name="P5" svg:width="0.7504in" svg:height="0.3752in" svg:x="3.4165in" svg:y="0.5882in"><text:p/></draw:rect><draw:frame draw:style-name="gr11" draw:text-style-name="P8" svg:width="0.6114in" svg:height="0.3717in" svg:x="3.5138in" svg:y="0.5882in"><draw:text-box><text:p text:style-name="P7"><text:span text:style-name="T3">User</text:span></text:p><text:p text:style-name="P7"><text:span text:style-name="T3">Interface</text:span></text:p></draw:text-box></draw:frame></draw:g><draw:frame text:anchor-type="paragraph" draw:z-index="11" draw:name="Shape4" draw:style-name="gr12" draw:text-style-name="P9" svg:width="0.4689in" svg:height="0.1862in" svg:x="2.6602in" svg:y="1.1972in"><draw:text-box><text:p><text:span text:style-name="T4">Us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Marker_5f_0" draw:display-name="Marker_0" svg:viewBox="0 0 20 30" svg:d="M10 0l-10 30h20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7T10:11:50.806812000</dc:date>
    <meta:editing-duration>PT5M17S</meta:editing-duration>
    <meta:editing-cycles>1</meta:editing-cycles>
    <meta:document-statistic meta:table-count="0" meta:image-count="0" meta:object-count="3" meta:page-count="1" meta:paragraph-count="1" meta:word-count="1" meta:character-count="4" meta:non-whitespace-character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PM0">
        <draw:ellipse draw:style-name="gr1" draw:text-style-name="P1" draw:layer="layout" svg:width="0.635cm" svg:height="0.423cm" svg:x="0cm" svg:y="0cm">
          <text:p/>
        </draw:ellipse>
        <draw:line draw:style-name="gr2" draw:text-style-name="P2" draw:layer="layout" svg:x1="0.318cm" svg:y1="1.134cm" svg:x2="0.318cm" svg:y2="0.453cm">
          <text:p/>
        </draw:line>
        <draw:line draw:style-name="gr2" draw:text-style-name="P2" draw:layer="layout" svg:x1="0cm" svg:y1="0.68cm" svg:x2="0.635cm" svg:y2="0.68cm">
          <text:p/>
        </draw:line>
        <draw:line draw:style-name="gr2" draw:text-style-name="P2" draw:layer="layout" svg:x1="0cm" svg:y1="1.588cm" svg:x2="0.318cm" svg:y2="1.134cm">
          <text:p/>
        </draw:line>
        <draw:line draw:style-name="gr2" draw:text-style-name="P2" draw:layer="layout" svg:x1="0.318cm" svg:y1="1.134cm" svg:x2="0.635cm" svg:y2="1.58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635cm" fo:page-height="1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1.905cm" svg:height="0.953cm" svg:x="0cm" svg:y="0cm">
          <text:p/>
        </draw:rect>
        <draw:frame draw:style-name="gr2" draw:text-style-name="P3" draw:layer="layout" svg:width="1.552cm" svg:height="0.917cm" svg:x="0.247cm" svg:y="0cm">
          <draw:text-box>
            <text:p text:style-name="P2"><text:span text:style-name="T1">User</text:span></text:p>
            <text:p text:style-name="P2"><text:span text:style-name="T1">Interfac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905cm" fo:page-height="0.9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646cm" svg:height="0.882cm" svg:x="0cm" svg:y="0.035cm">
          <text:p/>
        </draw:rect>
        <draw:frame draw:style-name="gr2" draw:text-style-name="P3" draw:layer="layout" svg:width="2.54cm" svg:height="0.917cm" svg:x="0.035cm" svg:y="0cm">
          <draw:text-box>
            <text:p text:style-name="P2"><text:span text:style-name="T1">Computational </text:span><text:span text:style-name="T1">Object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646cm" fo:page-height="0.9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